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rojet arduino<text:s/>boîte escape game</text:p>
      <text:p text:style-name="P2">Cahier des charges :</text:p>
      <text:p text:style-name="P3">Une boîte de jeu dont le but est de résoudre des énigmes, il y a 6 énigmes tout autour de la boîte fonctionnant avec arduino, elles peuvent être visuelles,<text:s/>des épreuves d’adresses,<text:s/>ou auditives, on<text:s/>possède un temps limité pour résoudre la boîte, le minuteur sera visible et on aura une voix pour<text:s/>mettre en place un scénario et<text:s/>nous aider<text:s/>durant notre avancement.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ys macri</meta:initial-creator>
    <dc:creator>Mathilde DYLA</dc:creator>
    <meta:creation-date>2023-12-08T12:18:00Z</meta:creation-date>
    <dc:date>2023-12-08T17:53:00Z</dc:date>
    <meta:template xlink:href="Normal" xlink:type="simple"/>
    <meta:editing-cycles>3</meta:editing-cycles>
    <meta:editing-duration>PT9060S</meta:editing-duration>
    <meta:document-statistic meta:page-count="1" meta:paragraph-count="1" meta:word-count="64" meta:character-count="417" meta:row-count="2" meta:non-whitespace-character-count="354"/>
  </office:meta>
</office:document-meta>
</file>